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43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CDadapt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CD adapter Bill of Materials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1 rows of 2 pin headers 2.54 mm spacing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3904 (OMIT if using buttons!)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.7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50R ¼ watt resistor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5k Single Turn Trimmer Potentiometer PCB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4 pin DIP 6 mm micro momentary normally open push button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4 pin DIP 6 mm micro momentary normally open push button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4 pin DIP 6 mm micro momentary normally open push button</text:p>
          </table:table-cell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4 pin DIP 6 mm micro momentary normally open push button</text:p>
          </table:table-cell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4 pin DIP 6 mm micro momentary normally open push button</text:p>
          </table:table-cell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4 pin DIP 6 mm micro momentary normally open push button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F8574 DIP-8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1 16 pin header socket, <text:s/>2.54 mm spacing</text:p>
          </table:table-cell>
        </table:table-row>
        <table:table-row table:style-name="ro1">
          <table:table-cell/>
          <table:table-cell office:value-type="string" calcext:value-type="string">
            <text:p>1 16 pin header soldered in HD44708 LC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19:28:35.269000000</dc:date>
    <meta:editing-duration>PT4M9S</meta:editing-duration>
    <meta:editing-cycles>1</meta:editing-cycles>
    <meta:document-statistic meta:table-count="1" meta:cell-count="73" meta:object-count="0"/>
    <meta:generator>LibreOffice/5.4.0.3$Windows_x86 LibreOffice_project/7556cbc6811c9d992f4064ab9287069087d7f62c</meta:generator>
  </office:meta>
</office:document-meta>
</file>